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Default">
      <style:paragraph-properties fo:text-align="start" style:justify-single-word="false"/>
      <style:text-properties fo:font-size="24pt" officeooo:paragraph-rsid="000a21b9" style:font-size-asian="24pt"/>
    </style:style>
    <style:style style:name="P2" style:family="paragraph" style:parent-style-name="Default">
      <style:text-properties style:text-line-through-style="none" style:text-line-through-type="none" fo:font-size="24pt" style:text-underline-style="none" officeooo:paragraph-rsid="000a21b9" style:font-size-asian="24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fo:font-size="24pt" style:text-underline-style="none" officeooo:paragraph-rsid="000a21b9" style:font-size-asian="24pt"/>
    </style:style>
    <style:style style:name="P4" style:family="paragraph" style:parent-style-name="Standard">
      <style:text-properties style:text-line-through-style="none" style:text-line-through-type="none" fo:font-size="24pt" style:text-underline-style="none" officeooo:rsid="000a21b9" officeooo:paragraph-rsid="000a21b9" style:font-size-asian="24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fira os sintomas da Dengue<text:tab/></text:p>
      <text:p text:style-name="P1"/>
      <text:section text:style-name="Sect1" text:name="Seção1">
        <text:p text:style-name="P2">O tempo médio do ciclo é de 5 a 6 dias, e o intervalo entre a picada e a manifestação da doença chama-se período de incubação. É só depois desse período que os sintomas aparecem. Geralmente os sintomas se manifestam a partir do 3°dia depois da picada do mosquitos.</text:p>
        <text:p text:style-name="P2"/>
        <text:p text:style-name="P2">Na dengue hemorrágica, o quadro clínico se agrava rapidamente, apresentando sinais de insuficiência circulatória e choque, podendo levar a pessoa à morte em até 24 horas. De acordo com estatísticas do Ministério da</text:p>
        <text:p text:style-name="P4">Saúde, cerca de 5% das pessoas com dengue hemorrágica morrem.</text:p>
        <text:p text:style-name="P3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Corbel" fo:font-family="Corbel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1:14:35.896376508</meta:creation-date>
    <dc:date>2023-05-03T11:19:10.141329537</dc:date>
    <meta:editing-duration>PT4M34S</meta:editing-duration>
    <meta:editing-cycles>1</meta:editing-cycles>
    <meta:document-statistic meta:table-count="0" meta:image-count="0" meta:object-count="0" meta:page-count="1" meta:paragraph-count="4" meta:word-count="97" meta:character-count="569" meta:non-whitespace-character-count="475"/>
    <meta:generator>LibreOffice/7.4.5.1$Linux_X86_64 LibreOffice_project/40$Build-1</meta:generator>
  </office:meta>
</office:document-meta>
</file>